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loext:graphic-properties draw:fill="solid" draw:fill-color="#ffffff"/>
      <style:paragraph-properties fo:background-color="#ffffff"/>
    </style:style>
    <style:style style:name="P2" style:family="paragraph" style:parent-style-name="Heading_20_4">
      <loext:graphic-properties draw:fill="solid" draw:fill-color="#ffffff"/>
      <style:paragraph-properties fo:margin-top="0.494cm" fo:margin-bottom="0.494cm" loext:contextual-spacing="false" fo:background-color="#ffffff"/>
    </style:style>
    <style:style style:name="P3" style:family="paragraph" style:parent-style-name="Heading_20_4">
      <loext:graphic-properties draw:fill="solid" draw:fill-color="#ffffff"/>
      <style:paragraph-properties fo:margin-top="0.494cm" fo:margin-bottom="0.494cm" loext:contextual-spacing="false" fo:background-color="#ffffff"/>
      <style:text-properties fo:color="#444444" style:font-name="Calibri" fo:font-size="21pt" fo:language="smn" fo:country="FI" style:font-size-asian="21pt" style:font-name-complex="Helvetica1" style:font-size-complex="21pt"/>
    </style:style>
    <style:style style:name="P4" style:family="paragraph" style:parent-style-name="Heading_20_4">
      <loext:graphic-properties draw:fill="solid" draw:fill-color="#ffffff"/>
      <style:paragraph-properties fo:margin-top="0cm" fo:margin-bottom="0cm" loext:contextual-spacing="false" fo:background-color="#ffffff"/>
      <style:text-properties style:font-name="Calibri" fo:font-size="14pt" fo:language="smn" fo:country="FI" style:font-size-asian="14pt" style:font-size-complex="14pt"/>
    </style:style>
    <style:style style:name="P5" style:family="paragraph" style:parent-style-name="Heading_20_4">
      <loext:graphic-properties draw:fill="solid" draw:fill-color="#ffffff"/>
      <style:paragraph-properties fo:margin-top="0cm" fo:margin-bottom="0cm" loext:contextual-spacing="false" fo:background-color="#ffffff"/>
    </style:style>
    <style:style style:name="P6" style:family="paragraph" style:parent-style-name="Heading_20_4">
      <loext:graphic-properties draw:fill="solid" draw:fill-color="#ffffff"/>
      <style:paragraph-properties fo:margin-top="0cm" fo:margin-bottom="0cm" loext:contextual-spacing="false" fo:background-color="#ffffff"/>
      <style:text-properties fo:color="#444444" style:font-name="Calibri" fo:font-size="14pt" fo:language="smn" fo:country="FI" style:font-size-asian="14pt" style:font-name-complex="Helvetica1" style:font-size-complex="14pt"/>
    </style:style>
    <style:style style:name="P7" style:family="paragraph" style:parent-style-name="Heading_20_4">
      <loext:graphic-properties draw:fill="solid" draw:fill-color="#ffffff"/>
      <style:paragraph-properties fo:margin-top="0cm" fo:margin-bottom="0cm" loext:contextual-spacing="false" fo:background-color="#ffffff"/>
      <style:text-properties fo:color="#444444" style:font-name="Calibri" fo:font-size="14pt" fo:language="smn" fo:country="FI" fo:font-weight="normal" style:font-size-asian="14pt" style:font-weight-asian="normal" style:font-name-complex="Helvetica1" style:font-size-complex="14pt" style:font-weight-complex="normal"/>
    </style:style>
    <style:style style:name="P8" style:family="paragraph" style:parent-style-name="Heading_20_4">
      <loext:graphic-properties draw:fill="solid" draw:fill-color="#ffffff"/>
      <style:paragraph-properties fo:margin-top="0cm" fo:margin-bottom="0cm" loext:contextual-spacing="false" fo:background-color="#ffffff"/>
      <style:text-properties fo:color="#444444" style:font-name="Calibri" fo:language="smn" fo:country="FI" fo:font-weight="normal" style:font-weight-asian="normal" style:font-name-complex="Helvetica1" style:font-weight-complex="normal"/>
    </style:style>
    <style:style style:name="P9" style:family="paragraph" style:parent-style-name="Heading_20_4">
      <loext:graphic-properties draw:fill="solid" draw:fill-color="#ffffff"/>
      <style:paragraph-properties fo:margin-top="0cm" fo:margin-bottom="0cm" loext:contextual-spacing="false" fo:background-color="#ffffff"/>
      <style:text-properties fo:color="#3c3c3c" style:font-name="Calibri" fo:font-size="14pt" fo:language="smn" fo:country="FI" fo:font-weight="normal" fo:background-color="#ffffff" style:font-size-asian="14pt" style:font-weight-asian="normal" style:font-name-complex="Helvetica1" style:font-size-complex="14pt" style:font-weight-complex="normal"/>
    </style:style>
    <style:style style:name="P10" style:family="paragraph" style:parent-style-name="Heading_20_4">
      <loext:graphic-properties draw:fill="solid" draw:fill-color="#ffffff"/>
      <style:paragraph-properties fo:margin-top="0cm" fo:margin-bottom="0cm" loext:contextual-spacing="false" fo:background-color="#ffffff"/>
      <style:text-properties fo:color="#3c3c3c" style:font-name="Calibri" fo:font-size="14pt" fo:language="smn" fo:country="FI" fo:background-color="#ffffff" style:font-size-asian="14pt" style:font-name-complex="Helvetica1" style:font-size-complex="14pt"/>
    </style:style>
    <style:style style:name="P11" style:family="paragraph" style:parent-style-name="Standard">
      <style:text-properties fo:font-size="18pt" fo:language="smn" fo:country="FI" style:text-underline-style="solid" style:text-underline-width="auto" style:text-underline-color="font-color" fo:font-weight="bold" style:font-size-asian="18pt" style:font-weight-asian="bold" style:font-size-complex="18pt" style:font-weight-complex="bold"/>
    </style:style>
    <style:style style:name="P12" style:family="paragraph" style:parent-style-name="Standard">
      <style:text-properties fo:font-size="18pt" fo:language="smn" fo:country="FI" fo:font-weight="bold" style:font-size-asian="18pt" style:font-weight-asian="bold" style:font-size-complex="18pt" style:font-weight-complex="bold"/>
    </style:style>
    <style:style style:name="P13" style:family="paragraph" style:parent-style-name="Standard">
      <style:text-properties fo:font-size="14pt" fo:language="smn" fo:country="FI" fo:font-weight="bold" style:font-size-asian="14pt" style:font-weight-asian="bold" style:font-size-complex="14pt" style:font-weight-complex="bold"/>
    </style:style>
    <style:style style:name="P14" style:family="paragraph" style:parent-style-name="Standard">
      <style:text-properties fo:font-size="14pt" fo:language="smn" fo:country="FI" style:font-size-asian="14pt" style:font-size-complex="14pt"/>
    </style:style>
    <style:style style:name="P15" style:family="paragraph" style:parent-style-name="Standard">
      <style:text-properties fo:color="#3c3c3c" fo:font-size="14pt" fo:language="smn" fo:country="FI" fo:background-color="#ffffff" style:font-size-asian="14pt" style:font-name-complex="Helvetica1" style:font-size-complex="14pt"/>
    </style:style>
    <style:style style:name="P16" style:family="paragraph" style:parent-style-name="Standard">
      <style:text-properties fo:color="#444444" fo:font-size="14pt" fo:language="smn" fo:country="FI" style:font-name-asian="Times New Roman1" style:font-size-asian="14pt" style:language-asian="fi" style:country-asian="FI" style:font-name-complex="Helvetica1" style:font-size-complex="14pt"/>
    </style:style>
    <style:style style:name="P17" style:family="paragraph" style:parent-style-name="Standard">
      <style:text-properties fo:color="#444444" fo:font-size="14pt" fo:language="smn" fo:country="FI" style:font-size-asian="14pt" style:font-name-complex="Helvetica1" style:font-size-complex="14pt"/>
    </style:style>
    <style:style style:name="P18" style:family="paragraph" style:parent-style-name="Standard">
      <style:paragraph-properties fo:line-height="100%"/>
    </style:style>
    <style:style style:name="P19" style:family="paragraph" style:parent-style-name="Standard" style:list-style-name="">
      <loext:graphic-properties draw:fill="solid" draw:fill-color="#ffffff"/>
      <style:paragraph-properties fo:margin-top="0.494cm" fo:margin-bottom="0.494cm" loext:contextual-spacing="false" fo:line-height="100%" fo:background-color="#ffffff"/>
    </style:style>
    <style:style style:name="P20" style:family="paragraph" style:parent-style-name="Standard">
      <style:paragraph-properties fo:margin-top="0cm" fo:margin-bottom="0cm" loext:contextual-spacing="false" fo:line-height="100%"/>
    </style:style>
    <style:style style:name="P21" style:family="paragraph" style:parent-style-name="Standard">
      <loext:graphic-properties draw:fill="solid" draw:fill-color="#ffffff"/>
      <style:paragraph-properties fo:margin-top="0cm" fo:margin-bottom="0cm" loext:contextual-spacing="false" fo:line-height="100%" fo:background-color="#ffffff"/>
    </style:style>
    <style:style style:name="P22" style:family="paragraph" style:parent-style-name="Standard">
      <loext:graphic-properties draw:fill="solid" draw:fill-color="#ffffff"/>
      <style:paragraph-properties fo:margin-top="0cm" fo:margin-bottom="0cm" loext:contextual-spacing="false" fo:line-height="100%" fo:background-color="#ffffff"/>
      <style:text-properties fo:color="#3c3c3c" fo:font-size="14pt" fo:language="smn" fo:country="FI" style:font-name-asian="Times New Roman1" style:font-size-asian="14pt" style:language-asian="fi" style:country-asian="FI" style:font-name-complex="Helvetica1" style:font-size-complex="14pt"/>
    </style:style>
    <style:style style:name="P23"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style:text-properties fo:color="#3c3c3c" fo:font-size="14pt" fo:language="smn" fo:country="FI" style:font-name-asian="Times New Roman1" style:font-size-asian="14pt" style:language-asian="fi" style:country-asian="FI" style:font-name-complex="Helvetica1" style:font-size-complex="14pt"/>
    </style:style>
    <style:style style:name="P24" style:family="paragraph" style:parent-style-name="Standard" style:master-page-name="Standard">
      <style:paragraph-properties style:page-number="auto"/>
    </style:style>
    <style:style style:name="T1" style:family="text">
      <style:text-properties fo:font-size="18pt" fo:language="smn" fo:country="FI" fo:font-weight="bold" style:font-size-asian="18pt" style:font-weight-asian="bold" style:font-size-complex="18pt" style:font-weight-complex="bold"/>
    </style:style>
    <style:style style:name="T2" style:family="text">
      <style:text-properties fo:font-size="18pt" fo:language="smn" fo:country="FI" style:text-underline-style="solid" style:text-underline-width="auto" style:text-underline-color="font-color" fo:font-weight="bold" style:font-size-asian="18pt" style:font-weight-asian="bold" style:font-size-complex="18pt" style:font-weight-complex="bold"/>
    </style:style>
    <style:style style:name="T3" style:family="text">
      <style:text-properties fo:font-size="14pt" fo:language="smn" fo:country="FI" style:font-size-asian="14pt" style:font-size-complex="14pt"/>
    </style:style>
    <style:style style:name="T4" style:family="text">
      <style:text-properties fo:color="#444444" fo:font-size="14pt" fo:language="smn" fo:country="FI" fo:font-weight="bold" style:font-name-asian="Times New Roman1" style:font-size-asian="14pt" style:language-asian="fi" style:country-asian="FI" style:font-weight-asian="bold" style:font-name-complex="Helvetica1" style:font-size-complex="14pt" style:font-weight-complex="bold"/>
    </style:style>
    <style:style style:name="T5" style:family="text">
      <style:text-properties fo:color="#444444" fo:font-size="14pt" fo:language="smn" fo:country="FI" style:font-name-asian="Times New Roman1" style:font-size-asian="14pt" style:language-asian="fi" style:country-asian="FI" style:font-name-complex="Helvetica1" style:font-size-complex="14pt"/>
    </style:style>
    <style:style style:name="T6" style:family="text">
      <style:text-properties fo:color="#444444" fo:font-size="14pt" fo:language="smn" fo:country="FI" style:font-size-asian="14pt" style:font-name-complex="Helvetica1" style:font-size-complex="14pt"/>
    </style:style>
    <style:style style:name="T7" style:family="text">
      <style:text-properties fo:color="#444444" style:font-name="Calibri" fo:font-size="14pt" fo:language="smn" fo:country="FI" style:font-size-asian="14pt" style:font-name-complex="Helvetica1" style:font-size-complex="14pt"/>
    </style:style>
    <style:style style:name="T8" style:family="text">
      <style:text-properties fo:color="#444444" style:font-name="Calibri" fo:font-size="14pt" fo:language="smn" fo:country="FI" fo:font-weight="normal" style:font-size-asian="14pt" style:font-weight-asian="normal" style:font-name-complex="Helvetica1" style:font-size-complex="14pt" style:font-weight-complex="normal"/>
    </style:style>
    <style:style style:name="T9" style:family="text">
      <style:text-properties fo:color="#444444" style:font-name="Calibri" fo:language="smn" fo:country="FI" fo:font-weight="normal" style:font-weight-asian="normal" style:font-name-complex="Helvetica1" style:font-weight-complex="normal"/>
    </style:style>
    <style:style style:name="T10" style:family="text">
      <style:text-properties fo:color="#3c3c3c" fo:font-size="14pt" fo:language="smn" fo:country="FI" fo:background-color="#ffffff" loext:char-shading-value="0" style:font-size-asian="14pt" style:font-name-complex="Helvetica1" style:font-size-complex="14pt"/>
    </style:style>
    <style:style style:name="T11" style:family="text">
      <style:text-properties fo:color="#3c3c3c" fo:font-size="14pt" fo:language="smn" fo:country="FI" style:font-name-asian="Times New Roman1" style:font-size-asian="14pt" style:language-asian="fi" style:country-asian="FI" style:font-name-complex="Helvetica1" style:font-size-complex="14pt"/>
    </style:style>
    <style:style style:name="T12" style:family="text">
      <style:text-properties fo:color="#3c3c3c" fo:font-size="14pt" fo:language="smn" fo:country="FI" fo:font-weight="bold" fo:background-color="#ffffff" loext:char-shading-value="0" style:font-size-asian="14pt" style:font-weight-asian="bold" style:font-name-complex="Helvetica1" style:font-size-complex="14pt" style:font-weight-complex="bold"/>
    </style:style>
    <style:style style:name="T13" style:family="text">
      <style:text-properties fo:color="#3c3c3c" style:font-name="Calibri" fo:font-size="14pt" fo:language="smn" fo:country="FI" fo:font-weight="normal" fo:background-color="#ffffff" loext:char-shading-value="0" style:font-size-asian="14pt" style:font-weight-asian="normal" style:font-name-complex="Helvetica1" style:font-size-complex="14pt" style:font-weight-complex="normal"/>
    </style:style>
    <style:style style:name="T14" style:family="text">
      <style:text-properties fo:color="#3c3c3c" style:font-name="Calibri" fo:font-size="14pt" fo:language="smn" fo:country="FI" fo:background-color="#ffffff" loext:char-shading-value="0" style:font-size-asian="14pt" style:font-name-complex="Helvetica1" style:font-size-complex="14pt"/>
    </style:style>
    <style:style style:name="T15" style:family="text">
      <style:text-properties fo:color="#3c3c3c" fo:font-size="12pt" fo:language="smn" fo:country="FI" fo:font-weight="bold" style:font-name-asian="Times New Roman1" style:font-size-asian="12pt" style:language-asian="fi" style:country-asian="FI" style:font-weight-asian="bold" style:font-name-complex="Helvetica1" style:font-size-complex="12pt" style:font-weight-complex="bold"/>
    </style:style>
    <style:style style:name="T16" style:family="text">
      <style:text-properties fo:color="#3c3c3c" fo:font-size="12pt" fo:language="smn" fo:country="FI" style:font-name-asian="Times New Roman1" style:font-size-asian="12pt" style:language-asian="fi" style:country-asian="FI" style:font-name-complex="Helvetica1" style:font-size-complex="12pt"/>
    </style:style>
    <style:style style:name="T17" style:family="text">
      <style:text-properties fo:color="#000000" style:font-name="Calibri" fo:font-size="20pt" fo:language="smn" fo:country="FI" style:text-underline-style="solid" style:text-underline-width="auto" style:text-underline-color="font-color" fo:font-weight="bold" style:font-size-asian="20pt" style:font-weight-asian="bold" style:font-name-complex="Helvetica1" style:font-size-complex="20pt" style:font-weight-complex="bold"/>
    </style:style>
    <style:style style:name="T18" style:family="text">
      <style:text-properties fo:color="#000000" style:font-name="Calibri" fo:font-size="20pt" fo:language="smn" fo:country="FI" style:text-underline-style="solid" style:text-underline-width="auto" style:text-underline-color="font-color" style:font-size-asian="20pt" style:font-name-complex="Helvetica1" style:font-size-complex="20pt"/>
    </style:style>
    <style:style style:name="T19" style:family="text">
      <style:text-properties style:font-name="Calibri" fo:font-size="14pt" fo:language="smn" fo:country="FI"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MIELÂ JÁ ROPPÂ</text:span></text:p>
      <text:p text:style-name="P11"/>
      <text:p text:style-name="Standard"><text:span text:style-name="T2">Rávásmemahe – testâ</text:span></text:p>
      <text:p text:style-name="P11"/>
      <text:p text:style-name="Standard"><text:span text:style-name="T3">Nuorâi homáh<text:line-break/>Olmânáál </text:span></text:p>
      <text:p text:style-name="Standard"><text:span text:style-name="T3">Puástud</text:span></text:p>
      <text:p text:style-name="P13"/>
      <text:h text:style-name="P19" text:outline-level="4"><text:span text:style-name="T4">1. Nieidâin rávásmemahe álgá táválávt tooleeb ko kaandâin</text:span></text:h>
      <text:p text:style-name="Standard"><text:span text:style-name="T10">Tuotâ</text:span></text:p>
      <text:p text:style-name="Standard"><text:span text:style-name="T10">Kieles</text:span></text:p>
      <text:p text:style-name="P15"/>
      <text:h text:style-name="P2" text:outline-level="4"><text:span text:style-name="T7">2. Rávásmemave fyysilâš ovdánem tábáhtuvá távjá ovdil tobdoeellim ovdánem</text:span></text:h>
      <text:p text:style-name="Standard"><text:span text:style-name="T10">Tuotâ</text:span></text:p>
      <text:p text:style-name="Standard"><text:span text:style-name="T10">Kieles</text:span></text:p>
      <text:p text:style-name="P15"/>
      <text:h text:style-name="P2" text:outline-level="4"><text:span text:style-name="T7">3. Nieidâroopâst mánusij älgim lii táválávt vuossâmuš rávásmemave merkkâ</text:span></text:h>
      <text:p text:style-name="Standard"><text:span text:style-name="T10">Tuotâ</text:span></text:p>
      <text:p text:style-name="Standard"><text:span text:style-name="T10">Kieles</text:span></text:p>
      <text:p text:style-name="P12"/>
      <text:h text:style-name="P2" text:outline-level="4"><text:span text:style-name="T7">4. Rávásmemavveest meid kandâroopâst sättih njamah paddâđ já raššoođ</text:span></text:h>
      <text:p text:style-name="Standard"><text:soft-page-break/><text:span text:style-name="T10">Tuotâ</text:span></text:p>
      <text:p text:style-name="Standard"><text:span text:style-name="T10">Kieles</text:span></text:p>
      <text:h text:style-name="P2" text:outline-level="4"><text:span text:style-name="T7">5. Rávásmemave ovdánmân puáhtá jieš vaiguttiđ</text:span></text:h>
      <text:p text:style-name="Standard"><text:span text:style-name="T10">Tuotâ</text:span></text:p>
      <text:p text:style-name="Standard"><text:span text:style-name="T10">Kieles</text:span></text:p>
      <text:p text:style-name="P12"/>
      <text:h text:style-name="P2" text:outline-level="4"><text:span text:style-name="T7">6. Rávásmemahe pištá 2-5 ihheed</text:span></text:h>
      <text:p text:style-name="Standard"><text:span text:style-name="T10">Tuotâ</text:span></text:p>
      <text:p text:style-name="Standard"><text:span text:style-name="T10">Kieles</text:span></text:p>
      <text:p text:style-name="P15"/>
      <text:h text:style-name="P2" text:outline-level="4"><text:span text:style-name="T7">7. Suullân piälán nuorâin šadda akne rávásmemave loopâkeččin</text:span></text:h>
      <text:p text:style-name="Standard"><text:span text:style-name="T10">Tuotâ</text:span></text:p>
      <text:p text:style-name="Standard"><text:span text:style-name="T10">Kieles</text:span></text:p>
      <text:p text:style-name="P12"/>
      <text:h text:style-name="P2" text:outline-level="4"><text:span text:style-name="T7">8. Erektio šadda tuše jis kihtâšuvá seksuallávt</text:span></text:h>
      <text:p text:style-name="Standard"><text:span text:style-name="T10">Tuotâ</text:span></text:p>
      <text:p text:style-name="Standard"><text:span text:style-name="T10">Kieles</text:span></text:p>
      <text:h text:style-name="P3" text:outline-level="4"/>
      <text:h text:style-name="P2" text:outline-level="4"><text:span text:style-name="T7">9. Kaandâin puáhtá leđe erektio jo ovdil rávásmemave</text:span></text:h>
      <text:p text:style-name="Standard"><text:span text:style-name="T10">Tuotâ</text:span></text:p>
      <text:p text:style-name="Standard"><text:span text:style-name="T10">Kieles</text:span></text:p>
      <text:h text:style-name="P3" text:outline-level="4"><text:soft-page-break/></text:h>
      <text:h text:style-name="P2" text:outline-level="4"><text:span text:style-name="T7">10. Jienâruávásmem šadda puohháid rávásmemave ääigi</text:span></text:h>
      <text:p text:style-name="Standard"><text:span text:style-name="T10">Tuotâ</text:span></text:p>
      <text:p text:style-name="Standard"><text:span text:style-name="T10">Kieles</text:span></text:p>
      <text:h text:style-name="P1" text:outline-level="1"><text:span text:style-name="T17">Mon pyereest tun uáđáh?</text:span></text:h>
      <text:p text:style-name="P14"/>
      <text:p text:style-name="Standard"><text:span text:style-name="T3">Nuorâi homáh</text:span></text:p>
      <text:p text:style-name="Standard"><text:span text:style-name="T3">Olmânáál</text:span></text:p>
      <text:p text:style-name="Standard"><text:span text:style-name="T3">Puástud</text:span></text:p>
      <text:h text:style-name="P4" text:outline-level="4"/>
      <text:h text:style-name="P5" text:outline-level="4"><text:span text:style-name="T19"><text:s/>1. <text:s/></text:span><text:span text:style-name="T7">Mon kuhháá tun uáđáh iho?</text:span></text:h>
      <text:p text:style-name="P14"/>
      <text:p text:style-name="Standard"><text:span text:style-name="T10">a. 9-10 tijmed</text:span></text:p>
      <text:p text:style-name="Standard"><text:span text:style-name="T3">b. </text:span><text:span text:style-name="T10">7-8 tijmed</text:span></text:p>
      <text:p text:style-name="Standard"><text:span text:style-name="T3">c.</text:span><text:span text:style-name="T10"> Vuálá 7 tijmed</text:span></text:p>
      <text:p text:style-name="P13"/>
      <text:p text:style-name="Standard"><text:span text:style-name="T10">Tiettih-uv, et rávásmemavveest nuorâ taarbâš iijâst naharijd suullân 9-10 tijmed, veikkâ naharij tárbu lii-uv kiddâ ulmust. Liijkás uccáá nahareh sättih tovâttiđ ovdâmerkkân liävuttemesvuođâ, uáivipohčâs já vuáijumnaavcâ vänivuođâ.</text:span></text:p>
      <text:p text:style-name="P15"/>
      <text:h text:style-name="P5" text:outline-level="4"><text:span text:style-name="T7">2. Maid tun poorgah ovdil ko uáđđááh?</text:span></text:h>
      <text:p text:style-name="P16"/>
      <text:p text:style-name="Standard"><text:span text:style-name="T5">a.</text:span><text:span text:style-name="T10"> Mun laađâm puhelin</text:span></text:p>
      <text:p text:style-name="Standard"><text:soft-page-break/><text:span text:style-name="T5">b.</text:span><text:span text:style-name="T10"> Mun luuvâm kirje</text:span></text:p>
      <text:p text:style-name="Standard"><text:span text:style-name="T5">c.</text:span><text:span text:style-name="T10"> Mun iälám olgon</text:span></text:p>
      <text:p text:style-name="P15"/>
      <text:p text:style-name="Standard"><text:span text:style-name="T10">Puhelimest šaddee čuovjis čuovâ iästá melatonin, sevŋishormon vuáčuttem vuoiŋâšijn, mii mon keežild lii vaigâdub nohádiđ. Ko tun laađah puhelin, te jieh meid veltihánnáá hoksáá et lah vaibâm. Tondiet puhelin kannat pieijâđ meddâl tijme ovdil uáđđám. Olgon jotteem já muásudâttâm ehidist, ovdâmerkkân luhâmáin kirje, sättih išediđ nohháádmist.</text:span></text:p>
      <text:p text:style-name="P15"/>
      <text:h text:style-name="P5" text:outline-level="4"><text:span text:style-name="T7">3. Lii-uv tunjin vaigâd nohádiđ?</text:span></text:h>
      <text:p text:style-name="P15"/>
      <text:p text:style-name="Standard"><text:span text:style-name="T10">a. Lii</text:span></text:p>
      <text:p text:style-name="Standard"><text:span text:style-name="T10">b. Ij lah</text:span></text:p>
      <text:p text:style-name="Standard"><text:span text:style-name="T10">c. Motomin</text:span></text:p>
      <text:p text:style-name="Standard"><text:span text:style-name="T10">Motomin nohádem sáttá leđe vaigâd. Koskâpuddâsiih hemâdâsah uáđimist láá viehâ táváliih. Nohádem iššeen láá maaŋgâlágán išeniävuh, maid kannat keččâliđ. Luuvâ oonâid Nuorâineeti Apua nukahtamiseen (Iše nohádem várás) -siijđoin.</text:span></text:p>
      <text:p text:style-name="P15"/>
      <text:p text:style-name="P15"/>
      <text:h text:style-name="P5" text:outline-level="4"><text:span text:style-name="T7">4. Ko tun koccááh iđedist, te mii lii vuossâmuš äšši maid tun poorgah?</text:span></text:h>
      <text:p text:style-name="P15"/>
      <text:p text:style-name="Standard"><text:span text:style-name="T10">a. Mun vááldám puhelin já laađâm some</text:span></text:p>
      <text:p text:style-name="Standard"><text:span text:style-name="T10">b. Mun časkâdâm cuvnâmtiijme já pajanâm tállân seeŋgâst</text:span></text:p>
      <text:p text:style-name="Standard"><text:span text:style-name="T10">c. Mun viälláám seeŋgâst váhá ääigi, ovdil ko pajanâm</text:span></text:p>
      <text:p text:style-name="Standard"><text:span text:style-name="T10">Puohâin láá jieijâs iiđeedrutineh. Motomeh pajaneh tállân já algâtteh iiđeedhommáid, ko vist motomeh halijdiččii vala viälláđ seeŋgâst váhá ääigi. Hoppuus iiđeed sáttá išediđ, jis paijaan tállân já kuáđá viestâi luuhâm veikkâ bussimääđhi ááigán.</text:span></text:p>
      <text:p text:style-name="P15"/>
      <text:p text:style-name="P15"/>
      <text:h text:style-name="P5" text:outline-level="4"><text:soft-page-break/><text:span text:style-name="T7">5. Mon kollii ohhoost tun uáđáh peivinaharijd?</text:span></text:h>
      <text:p text:style-name="P15"/>
      <text:p text:style-name="Standard"><text:span text:style-name="T10">a. Jyehi peeivi</text:span></text:p>
      <text:p text:style-name="Standard"><text:span text:style-name="T10">b. 3-5 krd</text:span></text:p>
      <text:p text:style-name="Standard"><text:span text:style-name="T10">c. häärvib</text:span></text:p>
      <text:p text:style-name="P15"/>
      <text:p text:style-name="Standard"><text:span text:style-name="T10">Meid nuorah pyehtih uáđđiđ peivinaharijd. Uánihis peivinahareh pyehtiđ virkosmittiđ já išediđ vaijeeđ pyerebeht. Liijkás kuhes peivinahareh sättih kuittâg äjittiđ nohádem ehidist ađai mušte toollâđ peivinaharijd tuárvi uánihâžžân.</text:span></text:p>
      <text:p text:style-name="P15"/>
      <text:p text:style-name="P15"/>
      <text:h text:style-name="P5" text:outline-level="4"><text:span text:style-name="T7">6. Lah-uv huámmášâm, et puhelin lijgekevttim vaaigut toos maht tun uáđáh? Ovdâmerkkân nuuvt, et tun uáđáh ucceeb iho, tondiet ko páásáh keččâđ videoid puhelimáin.</text:span></text:h>
      <text:h text:style-name="P6" text:outline-level="4"/>
      <text:h text:style-name="P5" text:outline-level="4"><text:span text:style-name="T8">a. </text:span><text:span text:style-name="T13">Lam</text:span></text:h>
      <text:h text:style-name="P5" text:outline-level="4"><text:span text:style-name="T13">b. Jiem</text:span></text:h>
      <text:h text:style-name="P5" text:outline-level="4"><text:span text:style-name="T13">c. Motomin</text:span></text:h>
      <text:p text:style-name="P15"/>
      <text:p text:style-name="Standard"><text:span text:style-name="T10">Tuárvi nahareh láá velttimettumeh ulmuu tiervâsvuotân. Uáđidijn vuoiŋâšeh kieđâvušeh oovdeb peeivi tábáhtusâid já vuoiŋâsteh čuávuváá peeivi várás. Ko tun laađah puhelin, te tun jieh veltihánnáá huámmáš et lah vaibâm já sáátáh huámmášuuhánnáá laađđâđ some maŋgâ tiijme. Ehidist videoi keččâm saajeest kannat ovdâmerkkân luuhâđ kirje.</text:span></text:p>
      <text:p text:style-name="P15"/>
      <text:p text:style-name="P15"/>
      <text:h text:style-name="P1" text:outline-level="1"><text:span text:style-name="T17">Testâ uáivádittee amnâsijn</text:span></text:h>
      <text:p text:style-name="P14"/>
      <text:p text:style-name="Standard"><text:span text:style-name="T10">Testaa, maid tiäđáh uáivádittee amnâsijn. Taan teestâst láá koččâmušah tubákkist, alkoholist já uáivádittee amnâsijn almolávt.</text:span></text:p>
      <text:p text:style-name="P15"><text:soft-page-break/></text:p>
      <text:h text:style-name="P5" text:outline-level="4"><text:span text:style-name="T7">1. Muásudit-uv tubbáák?</text:span></text:h>
      <text:h text:style-name="P6" text:outline-level="4"/>
      <text:h text:style-name="P5" text:outline-level="4"><text:span text:style-name="T8">a. Naa</text:span></text:h>
      <text:h text:style-name="P5" text:outline-level="4"><text:span text:style-name="T8">b. Ij</text:span></text:h>
      <text:h text:style-name="P7" text:outline-level="4"/>
      <text:h text:style-name="P5" text:outline-level="4"><text:span text:style-name="T13">Tubbáák ij muásudit. Ton muásudittee vaiguttâs lohtâs tuše potkiittemhemâdâsâi jäävkitmân, mii tubbáák puáldei oro muásuditten. Nikotinsorjolii ulmuu potkiittemhemâdâsah láppojeh váhá ááigán ko puáldá tubbáák. Tuođâlâšvuođâst nikotin jođálmit kuávdášnervâduv.</text:span></text:h>
      <text:h text:style-name="P9" text:outline-level="4"/>
      <text:h text:style-name="P9" text:outline-level="4"/>
      <text:h text:style-name="P5" text:outline-level="4"><text:span text:style-name="T7">2. Lii-uv šleđgâtubbáák tiervâslub muulsâiähtu ko ärbivuáválâš tubbáák?</text:span></text:h>
      <text:h text:style-name="P7" text:outline-level="4"/>
      <text:h text:style-name="P5" text:outline-level="4"><text:span text:style-name="T8">a. Ij </text:span></text:h>
      <text:h text:style-name="P5" text:outline-level="4"><text:span text:style-name="T8">b. Naa</text:span></text:h>
      <text:h text:style-name="P7" text:outline-level="4"/>
      <text:h text:style-name="P5" text:outline-level="4"><text:span text:style-name="T13">Ij lah. Šleđgâtubákkeh iä siskeeld tubbáák, mut toh aneh sistees távjá siämmáid tiervâsvuotân háitulijd amnâsijd ko ärbivuáváliih tubákkeh. Jis šleđgâtubákkist kiävttoo nikotinkolgos, te tast šadda nikotinsorjolâšvuotâ. Šleđgâtubákkijn ij lah vala tuárvi tutkâmuštiätu, já nuuvtpa hááituingin ep tieđe vala tuárvi.</text:span></text:h>
      <text:h text:style-name="P9" text:outline-level="4"/>
      <text:h text:style-name="P9" text:outline-level="4"/>
      <text:h text:style-name="P5" text:outline-level="4"><text:span text:style-name="T7">3. Lii-uv tubbáák tiervâslub ko alkohol?</text:span></text:h>
      <text:h text:style-name="P6" text:outline-level="4"/>
      <text:h text:style-name="P5" text:outline-level="4"><text:span text:style-name="T8">a. Naa</text:span></text:h>
      <text:h text:style-name="P5" text:outline-level="4"><text:span text:style-name="T8">b. Ij</text:span></text:h>
      <text:h text:style-name="P9" text:outline-level="4"><text:soft-page-break/></text:h>
      <text:h text:style-name="P5" text:outline-level="4"><text:span text:style-name="T13">Kuábáš-uv vástádâsmuulsâiähtu lii puástud. Tubbáák já alkohol tiervâsvuotâhááitui viärdádâllâm ij kannat, tondiet ko kuábbást-uv láá hááituh, toh tuše láá ereslágáneh. Tiervâslâš uáivádittee aamnâs ij lah.</text:span></text:h>
      <text:h text:style-name="P9" text:outline-level="4"/>
      <text:h text:style-name="P9" text:outline-level="4"/>
      <text:h text:style-name="P5" text:outline-level="4"><text:span text:style-name="T7">4. Mondiet alkohol lii kieldum vuálá 18-ihásijn?</text:span></text:h>
      <text:h text:style-name="P7" text:outline-level="4"/>
      <text:h text:style-name="P5" text:outline-level="4"><text:span text:style-name="T8">a. Tondiet ko rävisulmuuh kieldih mielâstis aašijd nuorâin</text:span></text:h>
      <text:h text:style-name="P5" text:outline-level="4"><text:span text:style-name="T13">b. Tondiet ko tot lii vuálá 18-ihásijd eromâš háitulâš</text:span></text:h>
      <text:h text:style-name="P5" text:outline-level="4"><text:span text:style-name="T13">c. Tondiet ko tot toovât sorjolâšvuođâ</text:span></text:h>
      <text:h text:style-name="P7" text:outline-level="4"/>
      <text:p text:style-name="Standard"><text:span text:style-name="T10">Alkohol lii kieldum vyeliahasijn, tondiet ko tot lii sijjân eromâš háitulâš já toovât sorjolâšvuođâ. Alkohol lii nervâmirkkâ, mii vaaigut eromâšávt vuoiŋâšij toimâmân. Nuorân alkohol hááituh láá stuárráábeh ko rävisulmuid, tondiet ko vuoiŋâšij ovdánem juátkoo vala paijeel 20-ihásâžžân. Sorjolâšvuotâ alkoholân šadda tađe älkkeebeht mađe nuorâbin aalgât tom kevttim.</text:span></text:p>
      <text:p text:style-name="P15"/>
      <text:h text:style-name="P5" text:outline-level="4"><text:span text:style-name="T7">5. Mii puáhtá čuávvuđ alkohol kevttimist?</text:span></text:h>
      <text:h text:style-name="P6" text:outline-level="4"/>
      <text:h text:style-name="P5" text:outline-level="4"><text:span text:style-name="T8">a. </text:span><text:span text:style-name="T13">Alkoholmirhâttâs</text:span></text:h>
      <text:h text:style-name="P5" text:outline-level="4"><text:span text:style-name="T8">b.</text:span><text:span text:style-name="T13"> Čuolmah olmooškoskâvuođâin</text:span></text:h>
      <text:h text:style-name="P5" text:outline-level="4"><text:span text:style-name="T8">c. Pajanâm täpitormeriskâ</text:span></text:h>
      <text:h text:style-name="P5" text:outline-level="4"><text:span text:style-name="T13">d. Puoh pajeláá mainâšum aašijn</text:span></text:h>
      <text:h text:style-name="P9" text:outline-level="4"/>
      <text:h text:style-name="P5" text:outline-level="4"><text:span text:style-name="T13">Puoh vástádâsah láá olmânáál. Alkohol kevttimist šaddeh maaŋgâlágán čuávumušah.</text:span></text:h>
      <text:h text:style-name="P9" text:outline-level="4"/>
      <text:h text:style-name="P9" text:outline-level="4"><text:soft-page-break/></text:h>
      <text:h text:style-name="P5" text:outline-level="4"><text:span text:style-name="T7">6. Jis 14-ihásâš nuorâ lii uáivist já rikko bussiorostuv laasâ, te kii sajanmáksá vahâgijd?</text:span></text:h>
      <text:h text:style-name="P7" text:outline-level="4"/>
      <text:h text:style-name="P5" text:outline-level="4"><text:span text:style-name="T8">a.</text:span><text:span text:style-name="T13"> Vanhimeh</text:span></text:h>
      <text:h text:style-name="P5" text:outline-level="4"><text:span text:style-name="T8">b. </text:span><text:span text:style-name="T13">Nuorâ jieš</text:span></text:h>
      <text:h text:style-name="P5" text:outline-level="4"><text:span text:style-name="T8">c. Ij kihheen, tondiet ko tahhee lii vuálá 15-ihásâš</text:span></text:h>
      <text:h text:style-name="P9" text:outline-level="4"/>
      <text:h text:style-name="P5" text:outline-level="4"><text:span text:style-name="T13">Nuorâ ferttee jieš sajanmäksiđ vaahâg, tondiet ko Suomâ laavâ mield juáháš lii kenigâs sajanmäksiđ vahâgijdis avveest sorjohánnáá. Jis nuorâ ij pyevti mäksiđ vahâgijd tállân, te suumán lasettuvvoo riänttu toos räi, et sun puáhtá tom jieš sajanmäksiđ. Rikosriävtálâš ovdâsvástádâs álgá 15-ihásâžžân, mon maŋa nuorâ puáhtá tyemmejuđ rikosist.</text:span></text:h>
      <text:h text:style-name="P7" text:outline-level="4"/>
      <text:h text:style-name="P5" text:outline-level="4"><text:span text:style-name="T7">7. Mon kalasist nuorâin, kiäh láá algâttâm uáivádittee amnâsij kevttim vuálá 14-ihásâžžân, láá maŋeláá čuolmah uáivádittee amnâsij kevttim keežild?</text:span></text:h>
      <text:h text:style-name="P6" text:outline-level="4"/>
      <text:h text:style-name="P5" text:outline-level="4"><text:span text:style-name="T8">a. </text:span><text:span text:style-name="T13">10 %</text:span></text:h>
      <text:h text:style-name="P5" text:outline-level="4"><text:span text:style-name="T8">b.</text:span><text:span text:style-name="T13"> 40 %</text:span></text:h>
      <text:h text:style-name="P5" text:outline-level="4"><text:span text:style-name="T8">c. </text:span><text:span text:style-name="T13">70 %</text:span></text:h>
      <text:h text:style-name="P7" text:outline-level="4"/>
      <text:p text:style-name="Standard"><text:span text:style-name="T10">Tutkâmušâi mield 40 % vuálá 14-ihásâžžân algâttâm nuorâin kierdih uáivádittee amnâsij čuolmâin rävis avveest.</text:span></text:p>
      <text:p text:style-name="P15"/>
      <text:h text:style-name="P5" text:outline-level="4"><text:span text:style-name="T7">8. Jis kiinii paijeel 18-ihásijd uástá vyeliahasâžân alkohol, te maggaar ráŋgáštâs tast sunjin čuávu?</text:span></text:h>
      <text:h text:style-name="P7" text:outline-level="4"/>
      <text:h text:style-name="P5" text:outline-level="4"><text:span text:style-name="T8">a. </text:span><text:span text:style-name="T14">Ij maggaargin</text:span></text:h>
      <text:h text:style-name="P5" text:outline-level="4"><text:span text:style-name="T8">b.</text:span><text:span text:style-name="T13"> </text:span><text:span text:style-name="T14">Sááhuh</text:span></text:h>
      <text:h text:style-name="P5" text:outline-level="4"><text:soft-page-break/><text:span text:style-name="T8">c. </text:span><text:span text:style-name="T14">Faŋgâvuotâ</text:span></text:h>
      <text:h text:style-name="P10" text:outline-level="4"/>
      <text:h text:style-name="P5" text:outline-level="4"><text:span text:style-name="T13">Alkohol uástimist vyeliahasâžân sättih šoddâđ sááhuh tâi faŋgâvuotâ. Uástee finnee sááhuid, jis sun ij vääldi nuorâst ruuđâ alkohol uástim pälkkin. Jis uástee váldá päälhi alkohol uástimist, te čuávumuššân sáttá leđe meid faŋgâvuotâ (Rikoslaavâ 50a loho, 1-2§).</text:span></text:h>
      <text:p text:style-name="P14"/>
      <text:p text:style-name="P14"/>
      <text:h text:style-name="P1" text:outline-level="1"><text:span text:style-name="T17">Tuubdah-uv nuuská? -testâ</text:span></text:h>
      <text:p text:style-name="P14"/>
      <text:h text:style-name="P5" text:outline-level="4"><text:span text:style-name="T7">1. Kannat-uv valastellee kevttiđ nuuská vâi pyeredičij čođâldittemnavcâidis?</text:span></text:h>
      <text:h text:style-name="P5" text:outline-level="4"><text:span text:style-name="T8">a. Naa</text:span></text:h>
      <text:h text:style-name="P5" text:outline-level="4"><text:span text:style-name="T8">b. Ij</text:span></text:h>
      <text:h text:style-name="P7" text:outline-level="4"/>
      <text:p text:style-name="Standard"><text:span text:style-name="T10">Jis nuuská pyeredičij čođâldittemnaavcâ, te tot luhhuuččij doping-amnâsin. Nikotin paskood vorrâsuonâid, mast čuávu, et teekij vorrâjotteem kiäppán já happi já ravâdâsamnâseh iä jođe tiäkán nuuvt pehtilávt. Ton čuávumâššân meid tekkivyeimi já tekkimassa kiäppáneh, lihâdemvoovij vaarâ stuáru já tuoibâm hiđásmuvá.</text:span></text:p>
      <text:p text:style-name="P15"/>
      <text:h text:style-name="P5" text:outline-level="4"><text:span text:style-name="T7">2. Uážžu-uv vuálá 18-ihásâš toollâđ nuuská jieijâs haaldust?</text:span></text:h>
      <text:p text:style-name="P14"/>
      <text:h text:style-name="P5" text:outline-level="4"><text:span text:style-name="T8">a. Naa</text:span></text:h>
      <text:h text:style-name="P5" text:outline-level="4"><text:span text:style-name="T8">b. Ij</text:span></text:h>
      <text:p text:style-name="P14"/>
      <text:p text:style-name="Standard"><text:span text:style-name="T10">Nuuská haaldust toollâm já enâmânpyehtim lii laavâ mield kieldum vuálá 18-ihásijn.</text:span></text:p>
      <text:p text:style-name="P15"/>
      <text:h text:style-name="P5" text:outline-level="4"><text:span text:style-name="T7">3. Lii-uv nuuská tiervâslub ko tubbáák?</text:span></text:h>
      <text:h text:style-name="P6" text:outline-level="4"><text:soft-page-break/></text:h>
      <text:h text:style-name="P5" text:outline-level="4"><text:span text:style-name="T8">a. Naa</text:span></text:h>
      <text:h text:style-name="P5" text:outline-level="4"><text:span text:style-name="T8">b. Ij</text:span></text:h>
      <text:p text:style-name="P14"/>
      <text:p text:style-name="Standard"><text:span text:style-name="T10">Nuuská já tubbáák viärdádâllâm ij lah jiärmálâš, tondiet ko kuábbást-uv láá tuođâliih hááituh. Lii tuotâ, et nuuská kevttee ij painâšuu suovân já ton keežild tot ij toovât vuoiŋâmuálipuácuvuođâid siämmáá náál ko tubbáák, mut nuuskást láá iäpádâsâittáá eres, váduhis tiervâsvuotâhemâdâsah.</text:span></text:p>
      <text:p text:style-name="P15"/>
      <text:h text:style-name="P5" text:outline-level="4"><text:span text:style-name="T7">4. Mon kalle puurrâs tovâtteijee amnâs nuuská ana sistees?</text:span></text:h>
      <text:p text:style-name="P14"/>
      <text:p text:style-name="Standard"><text:span text:style-name="T3">a. 8</text:span></text:p>
      <text:p text:style-name="Standard"><text:span text:style-name="T3">b. 12 </text:span></text:p>
      <text:p text:style-name="Standard"><text:span text:style-name="T3">c. 17</text:span></text:p>
      <text:p text:style-name="Standard"><text:span text:style-name="T3">d. 28</text:span></text:p>
      <text:p text:style-name="P14"/>
      <text:p text:style-name="P21"><text:span text:style-name="T11">Nuuská ana sistees 2500 amnâsid, main 28 tovâtteh puurrâs.</text:span></text:p>
      <text:p text:style-name="P22"/>
      <text:h text:style-name="P6" text:outline-level="4"/>
      <text:h text:style-name="P6" text:outline-level="4"/>
      <text:h text:style-name="P5" text:outline-level="4"><text:span text:style-name="T7">5. Mii lii merhâšitteemus iäru poldum tubbáák já nuuská kooskâst?</text:span></text:h>
      <text:h text:style-name="P6" text:outline-level="4"/>
      <text:h text:style-name="P5" text:outline-level="4"><text:span text:style-name="T13">a. Nuuská suápá tubbáák puáldim kepidem iššeen</text:span></text:h>
      <text:h text:style-name="P5" text:outline-level="4"><text:span text:style-name="T13">b. Nuuská ana sistees vittii eenâb nikotin ko tubbáák</text:span></text:h>
      <text:h text:style-name="P5" text:outline-level="4"><text:soft-page-break/><text:span text:style-name="T13">c. Nuuská ij lah háitulâš tiervâsvuotân</text:span></text:h>
      <text:h text:style-name="P5" text:outline-level="4"><text:span text:style-name="T13">d. Nuuská ana sistees joba 20 kerd eenâb nikotin ko tubbáák</text:span></text:h>
      <text:h text:style-name="P9" text:outline-level="4"/>
      <text:h text:style-name="P5" text:outline-level="4"><text:span text:style-name="T13">Puoh merhâšitteemus iäru lii tast, et nuuská ana sistees joba 20 kerd eenâb nikotin ko tubbáák. Tondiet tot toovât jotelávt vuáimálii sorjolâšvuođâ.</text:span></text:h>
      <text:h text:style-name="P9" text:outline-level="4"/>
      <text:h text:style-name="P9" text:outline-level="4"/>
      <text:h text:style-name="P5" text:outline-level="4"><text:span text:style-name="T7">6. Kannat-uv valastellee mielâstubbooht kevttiđ nuuská ko puáldiđ tubbáák?</text:span></text:h>
      <text:h text:style-name="P7" text:outline-level="4"/>
      <text:h text:style-name="P5" text:outline-level="4"><text:span text:style-name="T14">a. Kannat, nuuská pyereed čođâldittemnaavcâ.</text:span></text:h>
      <text:h text:style-name="P5" text:outline-level="4"><text:span text:style-name="T14">b. Kannat, nuuská ij hettii haapiväldimnaavcâ.</text:span></text:h>
      <text:h text:style-name="P5" text:outline-level="4"><text:span text:style-name="T14">c. Kannat, nuuskást lii ucceeb meeri nikotin, mii hettee čođâldittemnaavcâ.</text:span></text:h>
      <text:h text:style-name="P5" text:outline-level="4"><text:span text:style-name="T14">d. Ij, valastellee ij kannat kevttiđ maiden tubbáákpyevtittâsâid.</text:span></text:h>
      <text:h text:style-name="P10" text:outline-level="4"/>
      <text:h text:style-name="P5" text:outline-level="4"><text:span text:style-name="T13">Valastellee ij kannat kevttiđ maiden tubbáákpyevtittâsâid, tondiet ko tain ij finnii magarijdgin hiäđuid, pic pyerebeht-uv toh hiäjusmiteh valastâllâmčođâldâs.</text:span></text:h>
      <text:h text:style-name="P9" text:outline-level="4"/>
      <text:h text:style-name="P9" text:outline-level="4"/>
      <text:h text:style-name="P5" text:outline-level="4"><text:span text:style-name="T7">7. Magarijd hemâdâsâid nuuská kevttim sáttá tovâttiđ?</text:span></text:h>
      <text:h text:style-name="P6" text:outline-level="4"/>
      <text:h text:style-name="P5" text:outline-level="4"><text:span text:style-name="T13">a. Maaŋgâlágán vahâgijd njäälmi kuávlun</text:span></text:h>
      <text:h text:style-name="P5" text:outline-level="4"><text:span text:style-name="T13">b. Impotens</text:span></text:h>
      <text:h text:style-name="P5" text:outline-level="4"><text:span text:style-name="T13">c. Pajediđ njälmi-, čudâ- já čuávjičulgâráksápurâsij riiskâ, já tast lii ohtâvuotâ meid váimu- já vorrâsuonâtavdáid.</text:span></text:h>
      <text:h text:style-name="P5" text:outline-level="4"><text:soft-page-break/><text:span text:style-name="T13">d. <text:s/>Puoh pajeláá mainâšum aašijd</text:span></text:h>
      <text:h text:style-name="P9" text:outline-level="4"/>
      <text:h text:style-name="P5" text:outline-level="4"><text:span text:style-name="T13">Nuuská kevttim toovât maaŋgâlágánijd hemâdâsâid. Tot vahâgit njäälmi kuávlu, eromâšávt panij käskimase já oolnâid. Nuuská lasseet riiskâ puáccáđ njälmi-, čudâ- já čuávjičulgâráksápurâsân. Tot meid loptee vááimu časkemliävtu, já nuuvtpa kevttim lasseet váimuvorrâtoppâm riiskâ. Tot myekkee meid sisâorgaanij, čuávji já vááimu toimâm, tondiet ko nuuská kevttee sáttá njielâstiđ tom vahâgist.</text:span></text:h>
      <text:h text:style-name="P7" text:outline-level="4"/>
      <text:h text:style-name="P7" text:outline-level="4"/>
      <text:h text:style-name="P7" text:outline-level="4"/>
      <text:h text:style-name="P7" text:outline-level="4"/>
      <text:h text:style-name="P7" text:outline-level="4"/>
      <text:h text:style-name="P1" text:outline-level="1"><text:span text:style-name="T17">Tuubdah-uv kannabis -testâ</text:span></text:h>
      <text:p text:style-name="P14"/>
      <text:p text:style-name="Standard"><text:span text:style-name="T10">Kannabis lii lavâttes uáivádittee aamnâs, já nuuvtpa ton kevttim, uástim, vyebdim já haaldust toollâm lii kieldum Suomâst. Kannabis lii vuálgus hamppušaddoost (cannabis sativa) já tot kiävttoo táválumosávt puáldimáin. Kannabisân lohtâšuveh ennuv puástu mielâkoveh.</text:span></text:p>
      <text:p text:style-name="P15"/>
      <text:h text:style-name="P5" text:outline-level="4"><text:span text:style-name="T7">1. Puáhtá-uv ohtâ kannabiskeččâlâddâm häittidiđ?</text:span></text:h>
      <text:h text:style-name="P6" text:outline-level="4"/>
      <text:h text:style-name="P5" text:outline-level="4"><text:span text:style-name="T8">a. Naa</text:span></text:h>
      <text:h text:style-name="P5" text:outline-level="4"><text:span text:style-name="T8">b. Ij </text:span></text:h>
      <text:h text:style-name="P5" text:outline-level="4"><text:span text:style-name="T13">Puáhtá, tondiet ko jo ohtâ kannabiskeččâlâddâm sáttá tovâttiđ kannabispsykoos. Kannabis kevttim lii lavâttem Suomâst já rikosregistermerkkâ sáttá vaiguttiđ meid uáppu- tâi pargosaje finniimân.</text:span></text:h>
      <text:p text:style-name="P14"/>
      <text:p text:style-name="P14"/>
      <text:h text:style-name="P5" text:outline-level="4"><text:span text:style-name="T7">2. Lii-uv kannabis háitulâš, veikkâ tot lii luándupyevtittâs?</text:span></text:h>
      <text:h text:style-name="P6" text:outline-level="4"/>
      <text:h text:style-name="P5" text:outline-level="4"><text:soft-page-break/><text:span text:style-name="T8">a. Naa</text:span></text:h>
      <text:h text:style-name="P5" text:outline-level="4"><text:span text:style-name="T8">b. Ij </text:span></text:h>
      <text:p text:style-name="P14"/>
      <text:p text:style-name="Standard"><text:span text:style-name="T10">Lii. Veikkâ miinii lii luándupyevtittâs, te tot ij tondiet lah varâttem. Maaŋgah uáivádittee amnâseh láá vuálgus luándust já šaddoin, ovdâmerkkân tubbáák já kokain. Varâttes uáivádittee amnâseh iä kuittâg lah.</text:span></text:p>
      <text:p text:style-name="P15"/>
      <text:h text:style-name="P5" text:outline-level="4"><text:span text:style-name="T7">3. Puáhtá-uv kannabis toohâđ oppâmist vaigâdub?</text:span></text:h>
      <text:h text:style-name="P6" text:outline-level="4"/>
      <text:h text:style-name="P5" text:outline-level="4"><text:span text:style-name="T8">a. Naa</text:span></text:h>
      <text:h text:style-name="P5" text:outline-level="4"><text:span text:style-name="T8">b. Ij </text:span></text:h>
      <text:h text:style-name="P7" text:outline-level="4"/>
      <text:h text:style-name="P5" text:outline-level="4"><text:span text:style-name="T13">Puáhtá, tondiet ko tot čoggâšuvá vuoiŋâšáid já vaaigut vuoiŋâšij toimâmân, nuuvtko aldamuušton, oppâmnaahcân, vuáijumnaahcân já tarkkuuvâšvuotân.</text:span></text:h>
      <text:h text:style-name="P7" text:outline-level="4"/>
      <text:p text:style-name="P14"/>
      <text:h text:style-name="P5" text:outline-level="4"><text:span text:style-name="T7">4. Šadda-uv kannabisist sorjolâžžân?</text:span></text:h>
      <text:h text:style-name="P7" text:outline-level="4"/>
      <text:h text:style-name="P5" text:outline-level="4"><text:span text:style-name="T8">a. Naa</text:span></text:h>
      <text:h text:style-name="P5" text:outline-level="4"><text:span text:style-name="T8">b. Ij </text:span></text:h>
      <text:h text:style-name="P7" text:outline-level="4"/>
      <text:h text:style-name="P5" text:outline-level="4"><text:span text:style-name="T13">Šadda. Merikoskâsâš já kuhesáigásâš kannabis kevttim läiđee toos, et kevttee taarbâš stuárráb meerijd vâi finniiččij amnâsist siämmáá vaiguttâs. Kannabis kevttim keeppidmist šaddee hemâdâsah láá il. liävuttemesvuotâ, jierestumvuotâ, erduuvuotâ, uáđđimhemâdâsah, pivâstum já puurrâmlusto kiäppánem.</text:span></text:h>
      <text:h text:style-name="P9" text:outline-level="4"/>
      <text:h text:style-name="P9" text:outline-level="4"/>
      <text:h text:style-name="P5" text:outline-level="4"><text:soft-page-break/><text:span text:style-name="T7">5. Lii-uv kannabis tiervâslâš, tondiet ko tot kiävttoo talkkâsin?</text:span></text:h>
      <text:h text:style-name="P6" text:outline-level="4"/>
      <text:h text:style-name="P5" text:outline-level="4"><text:span text:style-name="T8">a. Naa</text:span></text:h>
      <text:h text:style-name="P5" text:outline-level="4"><text:span text:style-name="T8">b. Ij </text:span></text:h>
      <text:h text:style-name="P6" text:outline-level="4"/>
      <text:h text:style-name="P5" text:outline-level="4"><text:span text:style-name="T13">Ij lah. Talkkâsin kevttum kannabispyevtittâs ráhtoo talhâsfabrikist já ton uáivádittee vaiguttâs lii nuuvt ucce ko máhđulâš já lii tiäđust, maid tot ana sistees. Talhâskannabiskin ij lah varâttem. Tast láá siämmááh hemâdâsah ko taggaar lavâttes kannabisist, mii lii šoddâdum uáivádittemkiävtun.</text:span></text:h>
      <text:h text:style-name="P7" text:outline-level="4"/>
      <text:h text:style-name="P8" text:outline-level="4"/>
      <text:p text:style-name="P18"><text:span text:style-name="T15">Tun finnejih olmânáál 1-2 / 5</text:span></text:p>
      <text:p text:style-name="P18"><text:span text:style-name="T15">Tun tiäđáh maidnii kannabisist já ton hááituin</text:span></text:p>
      <text:p text:style-name="P20"><text:span text:style-name="T16">Tust lii ucánjáhháá tiätu kannabis hááituin. Kannabis lii eromâš háitulâš nuoráid, tondiet ko kannabis sáttá tovâttiđ muštohemâdâsâid, peerusthánnáávuođâ, erduuvuođâ já vuáruvaiguttâstááiđui kiäppánem. Tot vist sáttá vaiguttiđ negativlávt nuorâ ustev- já siärvástâllâmkoskâvuođáid. Kannabisist jotá ennuv puástutiätu-uv ovdâmerkkân nettisiijđoin já savâstâllâmpalstain. Šiev liŋkkâ, mii läiđee tutkum faktatiäđu kuuvl, lii A-klinikkasäätiö paijeentoollâm Nuortenlinkki (nuorâiliŋkkâ). Tun peesah sijđoid vuoluubele liiŋkâi peht.</text:span></text:p>
      <text:h text:style-name="P8" text:outline-level="4"/>
      <text:h text:style-name="P8" text:outline-level="4"/>
      <text:p text:style-name="P18"><text:span text:style-name="T15">Tun finnejih olmânáál 3 / 5</text:span></text:p>
      <text:p text:style-name="P18"><text:span text:style-name="T15">Tust lii tiätu!</text:span></text:p>
      <text:p text:style-name="P20"><text:span text:style-name="T16">Tun tiäđáh mottoomverd kannabisist. Tiettih-uv meid, et kannabis sáttá vaiguttiđ meid hormontooimân, hitodiđ rávásmemave já vaiguttiđ šovâttemseelâi táásán?</text:span></text:p>
      <text:h text:style-name="P5" text:outline-level="4"><text:span text:style-name="T9"><text:line-break/></text:span></text:h>
      <text:h text:style-name="P8" text:outline-level="4"/>
      <text:p text:style-name="P18"><text:span text:style-name="T15">Tun finnejih olmânáál 4 - 5 / 5</text:span></text:p>
      <text:p text:style-name="P18"><text:span text:style-name="T15">Vau, tuu tiäđuh láá uáli pyereh!</text:span></text:p>
      <text:p text:style-name="P20"><text:span text:style-name="T16">Tun tiäđáh ennuv kannabisist já ton hááituin. Jis tun halijdah čiäŋudittiđ tiäđuidâd ain lase, te tun kaavnah tutkum faktatiäđu kannabisist já eres uáivádittee amnâsijn vuoluubele liiŋkâi peht.</text:span></text:p>
      <text:h text:style-name="P7" text:outline-level="4"><text:soft-page-break/></text:h>
      <text:h text:style-name="P7" text:outline-level="4"/>
      <text:h text:style-name="P7" text:outline-level="4"/>
      <text:h text:style-name="P1" text:outline-level="1"><text:span text:style-name="T18">Testâ tubákkist</text:span></text:h>
      <text:p text:style-name="P14"/>
      <text:h text:style-name="P5" text:outline-level="4"><text:span text:style-name="T7">1. Mii čuávuváin tubákkist toovât sorjolâšvuođâ?</text:span></text:h>
      <text:h text:style-name="P6" text:outline-level="4"/>
      <text:h text:style-name="P5" text:outline-level="4"><text:span text:style-name="T8">a. Hágá</text:span></text:h>
      <text:h text:style-name="P5" text:outline-level="4"><text:span text:style-name="T8">b. Toluen</text:span></text:h>
      <text:h text:style-name="P5" text:outline-level="4"><text:span text:style-name="T8">c. Nikotin</text:span></text:h>
      <text:h text:style-name="P5" text:outline-level="4"><text:span text:style-name="T8">d. Ammoniak</text:span></text:h>
      <text:h text:style-name="P7" text:outline-level="4"/>
      <text:h text:style-name="P5" text:outline-level="4"><text:span text:style-name="T8">Olmâ vástádâs: Nikotin</text:span></text:h>
      <text:h text:style-name="P7" text:outline-level="4"/>
      <text:h text:style-name="P7" text:outline-level="4"/>
      <text:h text:style-name="P5" text:outline-level="4"><text:span text:style-name="T7">2. Mii čuávuváin IJ lah tuotâ</text:span></text:h>
      <text:h text:style-name="P7" text:outline-level="4"/>
      <text:h text:style-name="P5" text:outline-level="4"><text:span text:style-name="T13">a. Luándun leggistum tubbáákloopâin laggâneh čácáduvváid mirhâliih amnâseh</text:span></text:h>
      <text:h text:style-name="P5" text:outline-level="4"><text:span text:style-name="T13">b. Tubbáákloopâin luovâneh mikrolastikpittááh luándun</text:span></text:h>
      <text:h text:style-name="P5" text:outline-level="4"><text:span text:style-name="T13">c. Tubbáákloppâ eennâmluvá jotelávt</text:span></text:h>
      <text:h text:style-name="P5" text:outline-level="4"><text:span text:style-name="T13">d. Luándun leggistum tubbáákloopâi mirhâliih amnâseh pyehtih sirduđ ellei já ravâdâskuálusij peht meid ulmui</text:span></text:h>
      <text:h text:style-name="P9" text:outline-level="4"><text:soft-page-break/></text:h>
      <text:h text:style-name="P5" text:outline-level="4"><text:span text:style-name="T8">Olmâ vástádâs</text:span><text:span text:style-name="T13">: c</text:span></text:h>
      <text:h text:style-name="P9" text:outline-level="4"/>
      <text:h text:style-name="P9" text:outline-level="4"/>
      <text:h text:style-name="P5" text:outline-level="4"><text:span text:style-name="T7">3. Puáhtá-uv tubbáák puáldim hemâdiđ tuoibâm ovdâmerkkân čuopâdem maŋa?</text:span></text:h>
      <text:h text:style-name="P9" text:outline-level="4"/>
      <text:h text:style-name="P5" text:outline-level="4"><text:span text:style-name="T8">a. Naa</text:span></text:h>
      <text:h text:style-name="P5" text:outline-level="4"><text:span text:style-name="T8">b. Ij</text:span></text:h>
      <text:p text:style-name="P22"/>
      <text:p text:style-name="P23"/>
      <text:p text:style-name="Standard"><text:span text:style-name="T6">Olmâ vástádâs: a</text:span></text:p>
      <text:p text:style-name="P17"/>
      <text:h text:style-name="P5" text:outline-level="4"><text:span text:style-name="T7">4. Magareh hemâdâsah tubbááksuovâ vuoiŋâmist sättih šoddâđ tooid, kiäh iä jiejah puáldi?</text:span></text:h>
      <text:h text:style-name="P6" text:outline-level="4"/>
      <text:h text:style-name="P5" text:outline-level="4"><text:span text:style-name="T8">a. Iä magarehkin hemâdâsah</text:span></text:h>
      <text:h text:style-name="P5" text:outline-level="4"><text:span text:style-name="T8">b. Tuše hajâhemâdâsah</text:span></text:h>
      <text:h text:style-name="P5" text:outline-level="4"><text:span text:style-name="T8">c. Siämmáátijppâsiih hemâdâsah ko tooid, kiäh jiejah puáldih.</text:span></text:h>
      <text:h text:style-name="P6" text:outline-level="4"/>
      <text:p text:style-name="Standard"><text:span text:style-name="T6"><text:s text:c="2"/>Olmâ vástádâs: c</text:span></text:p>
      <text:h text:style-name="P6" text:outline-level="4"/>
      <text:h text:style-name="P5" text:outline-level="4"><text:span text:style-name="T7">5. Mii lii šleđgâtubbáák?</text:span></text:h>
      <text:h text:style-name="P6" text:outline-level="4"><text:soft-page-break/></text:h>
      <text:p text:style-name="Standard"><text:span text:style-name="T10">a. Piergâs, moin puáhtá lieggiđ kolgos já vuoiŋâđ šoddâm lievlâ kiäppáid.</text:span></text:p>
      <text:p text:style-name="Standard"><text:span text:style-name="T10">b. Piergâs, moin puáhtá puáldiđ tubbáák.</text:span></text:p>
      <text:p text:style-name="Standard"><text:span text:style-name="T10">c. Digitallâš tubbáák, mii kiddejuvvoo čuoggiittâhskuápun.</text:span></text:p>
      <text:p text:style-name="Standard"><text:span text:style-name="T10">d. Tubbáák, mon máinusist lii aldâkkâs kove.</text:span></text:p>
      <text:p text:style-name="P14"/>
      <text:h text:style-name="P6" text:outline-level="4"/>
      <text:p text:style-name="Standard"><text:span text:style-name="T6"><text:s text:c="2"/>Olmâ vástádâs: a</text:span></text:p>
      <text:p text:style-name="P17"/>
      <text:p text:style-name="P17"/>
      <text:p text:style-name="Standard"><text:span text:style-name="T12">6. Lii-uv tubbáák puáldim háitulâš nuoráid?</text:span></text:p>
      <text:p text:style-name="P15"/>
      <text:p text:style-name="Standard"><text:span text:style-name="T10">a. Ij tađe háitulub ko rävisulmuidgin.</text:span></text:p>
      <text:p text:style-name="Standard"><text:span text:style-name="T10">b. Ij lah, jis puáldá syele.</text:span></text:p>
      <text:p text:style-name="Standard"><text:span text:style-name="T10">c. Lii, tondiet ko nuorâi vuoiŋâšeh ovdáneh vala jotelávt já nikotin já eres háituliih amnâseh tubákkist sättih hemâdiđ vuoiŋâšij ovdánem (vaiguttâsah il. vuáijumnaahcân).</text:span></text:p>
      <text:p text:style-name="Standard"><text:span text:style-name="T10">d. Ij, tondiet ko nuorah láá tiervâseh já kievrah.</text:span></text:p>
      <text:p text:style-name="P15"/>
      <text:p text:style-name="Standard"><text:span text:style-name="T6">Olmâ vástádâs</text:span><text:span text:style-name="T10">: c</text:span></text:p>
      <text:p text:style-name="P15"/>
      <text:p text:style-name="P15"/>
      <text:p text:style-name="P15"/>
      <text:p text:style-name="Standard"><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i" fo:country="FI"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fi" fo:country="FI"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4" style:display-name="Heading 4" style:family="paragraph" style:parent-style-name="Standard" style:default-outline-level="4"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fi" style:country-asian="FI" style:font-weight-asian="bold" style:font-name-complex="Times New Roman1" style:font-family-complex="'Times New Roman'" style:font-family-generic-complex="system" style:font-pitch-complex="variable" style:font-size-complex="12pt" style:font-weight-complex="bold"/>
    </style:style>
    <style:style style:name="wq_5f_questionexplanationtext" style:display-name="wq_questionexplanation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i" style:country-asian="FI"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Otsikko_20_4_20_Char" style:display-name="Otsikko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fi" style:country-asian="FI" style:font-weight-asian="bold" style:font-name-complex="Times New Roman1" style:font-family-complex="'Times New Roman'" style:font-family-generic-complex="system" style:font-pitch-complex="variable" style:font-size-complex="12pt" style:font-weight-complex="bold"/>
    </style:style>
    <style:style style:name="Otsikko_20_1_20_Char" style:display-name="Otsikko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Strong" style:family="text" style:parent-style-name="Default_20_Paragraph_20_Fon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Kommentin_20_teksti_20_Char" style:display-name="Kommentin teksti Char" style:family="text" style:parent-style-name="Default_20_Paragraph_20_Font">
      <style:text-properties fo:font-size="10pt" style:font-size-asian="10pt" style:font-size-complex="10pt"/>
    </style:style>
    <style:style style:name="Kommentin_20_otsikko_20_Char" style:display-name="Kommentin otsikko Char" style:family="text" style:parent-style-name="Kommentin_20_teksti_20_Char">
      <style:text-properties fo:font-size="10pt" fo:font-weight="bold" style:font-size-asian="10pt" style:font-weight-asian="bold" style:font-size-complex="10pt" style:font-weight-complex="bold"/>
    </style:style>
    <style:style style:name="Seliteteksti_20_Char" style:display-name="Seliteteksti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lli-Marja Hetta</meta:initial-creator>
    <dc:creator>Petter Morottaja</dc:creator>
    <meta:editing-cycles>19</meta:editing-cycles>
    <meta:creation-date>2020-10-04T15:11:00</meta:creation-date>
    <dc:date>2020-10-07T09:42:00</dc:date>
    <meta:editing-duration>P1DT13H36M</meta:editing-duration>
    <meta:generator>LibreOffice/6.4.6.2$Linux_X86_64 LibreOffice_project/40$Build-2</meta:generator>
    <meta:document-statistic meta:table-count="0" meta:image-count="0" meta:object-count="0" meta:page-count="18" meta:paragraph-count="211" meta:word-count="1780" meta:character-count="12883" meta:non-whitespace-character-count="112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